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Heading_20_3">
      <style:paragraph-properties fo:margin-top="0cm" fo:margin-bottom="0.499cm" style:contextual-spacing="false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">
      <style:paragraph-properties style:writing-mode="lr-tb"/>
    </style:style>
    <style:style style:name="P5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6" style:family="paragraph" style:parent-style-name="Text_20_body" style:list-style-name="L1">
      <style:paragraph-properties style:writing-mode="lr-tb"/>
    </style:style>
    <style:style style:name="P7" style:family="paragraph" style:parent-style-name="Text_20_body" style:list-style-name="L2">
      <style:paragraph-properties style:writing-mode="lr-t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Possible-states"/>Possible states<text:a xlink:type="simple" xlink:href="http://localhost:8888/notebooks/network/2node_network.ipynb#Possible-states" text:style-name="Internet_20_link" text:visited-style-name="Visited_20_Internet_20_Link">¶</text:a></text:h>
      <text:list xml:id="list731695227" text:style-name="L1">
        <text:list-item>
          <text:p text:style-name="P6">connetivity (0=&gt;1)</text:p>
          <text:p text:style-name="P6">a) [0.45, 0.475]</text:p>
          <text:p text:style-name="P4"><text:span text:style-name="Source_20_Text"><text:s/>* both low (0.0002 22.3545, 0.0002 22.3545)</text:span></text:p>
          <text:p text:style-name="P4"><text:span text:style-name="Source_20_Text"><text:s/>* both high (35.6907 90.3982, 38.372 90.9708)</text:span></text:p>
          <text:p text:style-name="P3"><text:span text:style-name="Source_20_Text"><text:s/>* 0 low, 1 high (0.0002 22.3545, 35.6907 90.3982)</text:span></text:p>
          <text:p text:style-name="P6">b) [0.475, 0.6]</text:p>
          <text:p text:style-name="P4"><text:span text:style-name="Source_20_Text"><text:s/>* both low (0.0 41.9181, 0.0 41.9181)</text:span></text:p>
          <text:p text:style-name="P4"><text:span text:style-name="Source_20_Text"><text:s/>* both high (39.9286 107.7591, 42.2686 108.1481)</text:span></text:p>
          <text:p text:style-name="P3"><text:span text:style-name="Source_20_Text"><text:s/>* 0 low, 1 high (0.0 41.9181, 39.9286 107.7591</text:span></text:p>
        </text:list-item>
        <text:list-item>
          <text:p text:style-name="P6">connetivity (0=&gt;1, 1=&gt;0)</text:p>
          <text:p text:style-name="P6">a) [0.45, 0.475]</text:p>
          <text:p text:style-name="P4"><text:span text:style-name="Source_20_Text"><text:s/>* both low (0.0002 22.3546, 0.0002 22.3546)</text:span></text:p>
          <text:p text:style-name="P3"><text:span text:style-name="Source_20_Text"><text:s/>* both high (38.5174 90.9999, 38.5174 90.9999)</text:span></text:p>
          <text:p text:style-name="P6">b) [0.475, 0.6]</text:p>
          <text:p text:style-name="P4"><text:span text:style-name="Source_20_Text"><text:s/>* both low (0.0 41.9181, 0.0 41.9181)</text:span></text:p>
          <text:p text:style-name="P3"><text:span text:style-name="Source_20_Text"><text:s/>* both high (42.3692 108.164, 42.3692 108.164)</text:span></text:p>
        </text:list-item>
      </text:list>
      <text:h text:style-name="P1" text:outline-level="3"><text:bookmark text:name="Scenarios"/>Scenarios</text:h>
      <text:list xml:id="list2956170705" text:style-name="L2">
        <text:list-item>
          <text:p text:style-name="P5">connetivity (0=&gt;1)</text:p>
          <text:list>
            <text:list-item>
              <text:p text:style-name="P5">measure target in 1:</text:p>
              <text:list>
                <text:list-item>
                  <text:p text:style-name="P5">low, low =&gt; high, high </text:p>
                </text:list-item>
                <text:list-item>
                  <text:p text:style-name="P5">high, high =&gt; low, low </text:p>
                </text:list-item>
                <text:list-item>
                  <text:p text:style-name="P5">low, low =&gt; low, high </text:p>
                </text:list-item>
                <text:list-item>
                  <text:p text:style-name="P5">high, high =&gt; low, high </text:p>
                </text:list-item>
                <text:list-item>
                  <text:p text:style-name="P5">low, high =&gt; high, high </text:p>
                </text:list-item>
                <text:list-item>
                  <text:p text:style-name="P5">low, high =&gt; low, low </text:p>
                </text:list-item>
              </text:list>
            </text:list-item>
            <text:list-item>
              <text:p text:style-name="P5">measure target in (0,1):</text:p>
              <text:list>
                <text:list-item>
                  <text:p text:style-name="P5">low, low =&gt; high, high </text:p>
                </text:list-item>
                <text:list-item>
                  <text:p text:style-name="P5">high, high =&gt; low, low </text:p>
                </text:list-item>
                <text:list-item>
                  <text:p text:style-name="P5">low, low =&gt; low, high </text:p>
                </text:list-item>
                <text:list-item>
                  <text:p text:style-name="P5">high, high =&gt; low, high </text:p>
                </text:list-item>
                <text:list-item>
                  <text:p text:style-name="P5">low, high =&gt; high, high </text:p>
                </text:list-item>
                <text:list-item>
                  <text:p text:style-name="P5">low, high =&gt; low, low </text:p>
                </text:list-item>
              </text:list>
            </text:list-item>
          </text:list>
        </text:list-item>
        <text:list-item>
          <text:p text:style-name="P5">connectivity (0=&gt;1, 1=&gt;0)</text:p>
          <text:list>
            <text:list-item>
              <text:p text:style-name="P5">measure target in 1:</text:p>
              <text:list>
                <text:list-item>
                  <text:p text:style-name="P5">low, low =&gt; high, high </text:p>
                </text:list-item>
                <text:list-item>
                  <text:p text:style-name="P5">high, high =&gt; low, low </text:p>
                </text:list-item>
              </text:list>
            </text:list-item>
            <text:list-item>
              <text:p text:style-name="P5">measure target in (0,1):</text:p>
              <text:list>
                <text:list-item>
                  <text:p text:style-name="P5">low, low =&gt; high, high </text:p>
                </text:list-item>
                <text:list-item>
                  <text:p text:style-name="P7">high, high =&gt; low, low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1:25:51.799117843</meta:creation-date>
    <dc:date>2022-01-06T11:26:52.680966103</dc:date>
    <meta:editing-duration>PT1M1S</meta:editing-duration>
    <meta:editing-cycles>1</meta:editing-cycles>
    <meta:document-statistic meta:table-count="0" meta:image-count="0" meta:object-count="0" meta:page-count="1" meta:paragraph-count="40" meta:word-count="219" meta:character-count="1106" meta:non-whitespace-character-count="925"/>
    <meta:generator>LibreOffice/7.1.7.2$Linux_X86_64 LibreOffice_project/10$Build-2</meta:generator>
  </office:meta>
</office:document-meta>
</file>